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6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order-bottom="0.0346in solid #000000" fo:background-color="#ff3300" fo:border-left="none" fo:border-right="none" fo:border-top="none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order-bottom="0.0346in solid #000000" fo:background-color="#333333" fo:border-left="none" fo:border-right="none" fo:border-top="none"/>
      <style:text-properties fo: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order-bottom="0.0346in solid #000000" fo:background-color="#66ff66" fo:border-left="none" fo:border-right="none" fo:border-top="none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346in solid #000000" fo:background-color="#ffffff" fo:border-left="none" fo:border-right="none" fo:border-top="none"/>
    </style:style>
    <style:style style:name="ce16" style:family="table-cell" style:parent-style-name="Default">
      <style:table-cell-properties fo:background-color="#9999ff"/>
      <style:text-properties fo:color="#000000"/>
    </style:style>
    <style:style style:name="ce17" style:family="table-cell" style:parent-style-name="Default">
      <style:table-cell-properties fo:border-bottom="0.0346in solid #000000" fo:background-color="#9999ff" fo:border-left="none" fo:border-right="none" fo:border-top="none"/>
      <style:text-properties fo:color="#000000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order-bottom="0.0346in solid #000000" fo:background-color="#ff9999" fo:border-left="none" fo:border-right="none" fo:border-top="none"/>
    </style:style>
    <style:style style:name="ce20" style:family="table-cell" style:parent-style-name="Default">
      <style:table-cell-properties fo:background-color="#99ff99"/>
    </style:style>
    <style:style style:name="ce21" style:family="table-cell" style:parent-style-name="Default">
      <style:table-cell-properties fo:border-bottom="0.0346in solid #000000" fo:background-color="#99ff99" fo:border-left="none" fo:border-right="none" fo:border-top="non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ce14"/>
        <table:table-column table:style-name="co2" table:default-cell-style-name="Default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Default"/>
        <table:table-row table:style-name="ro1">
          <table:table-cell office:value-type="string">
            <text:p>Neutrals card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style-name="ce2" office:value-type="string">
            <text:p>“Solid” units</text:p>
          </table:table-cell>
          <table:table-cell table:style-name="ce2" office:value-type="string">
            <text:p>Solid 2-1</text:p>
          </table:table-cell>
          <table:table-cell table:formula="of:=IF(LEN([.B4]) &lt; 10; 1; LEN([.B4])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1-2</text:p>
          </table:table-cell>
          <table:table-cell table:formula="of:=IF(LEN([.B5]) &lt; 10; 1; LEN([.B5]))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2</text:p>
          </table:table-cell>
          <table:table-cell table:formula="of:=IF(LEN([.B6]) &lt; 10; 1; LEN([.B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3</text:p>
          </table:table-cell>
          <table:table-cell table:formula="of:=IF(LEN([.B7]) &lt; 10; 1; LEN([.B7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3</text:p>
          </table:table-cell>
          <table:table-cell table:formula="of:=IF(LEN([.B8]) &lt; 10; 1; LEN([.B8]))"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2</text:p>
          </table:table-cell>
          <table:table-cell table:formula="of:=IF(LEN([.B9]) &lt; 10; 1; LEN([.B9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4</text:p>
          </table:table-cell>
          <table:table-cell table:formula="of:=IF(LEN([.B10]) &lt; 10; 1; LEN([.B1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4</text:p>
          </table:table-cell>
          <table:table-cell table:formula="of:=IF(LEN([.B11]) &lt; 10; 1; LEN([.B11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5</text:p>
          </table:table-cell>
          <table:table-cell table:formula="of:=IF(LEN([.B12]) &lt; 10; 1; LEN([.B12]))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4</text:p>
          </table:table-cell>
          <table:table-cell table:formula="of:=IF(LEN([.B13]) &lt; 10; 1; LEN([.B13]))" office:value-type="float" office:value="1">
            <text:p>1</text:p>
          </table:table-cell>
          <table:table-cell/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5</text:p>
          </table:table-cell>
          <table:table-cell table:formula="of:=IF(LEN([.B14]) &lt; 10; 1; LEN([.B14]))" office:value-type="float" office:value="1">
            <text:p>1</text:p>
          </table:table-cell>
          <table:table-cell/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6-5</text:p>
          </table:table-cell>
          <table:table-cell table:formula="of:=IF(LEN([.B15]) &lt; 10; 1; LEN([.B15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olid 8-8</text:p>
          </table:table-cell>
          <table:table-cell table:style-name="ce15" table:formula="of:=IF(LEN([.B16]) &lt; 10; 1; LEN([.B16]))" office:value-type="float" office:value="1">
            <text:p>1</text:p>
          </table:table-cell>
          <table:table-cell table:style-name="ce1"/>
          <table:table-cell table:style-name="ce17" office:value-type="float" office:value="10">
            <text:p>10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4" office:value-type="string">
            <text:p>Taunters</text:p>
          </table:table-cell>
          <table:table-cell table:style-name="ce4" office:value-type="string">
            <text:p>Taunt 0-4</text:p>
          </table:table-cell>
          <table:table-cell table:formula="of:=IF(LEN([.B17]) &lt; 10; 1; LEN([.B17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2</text:p>
          </table:table-cell>
          <table:table-cell table:formula="of:=IF(LEN([.B18]) &lt; 10; 1; LEN([.B18]))" office:value-type="float" office:value="1">
            <text:p>1</text:p>
          </table:table-cell>
          <table:table-cell office:value-type="string">
            <text:p>Taunt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3</text:p>
          </table:table-cell>
          <table:table-cell table:formula="of:=IF(LEN([.B19]) &lt; 10; 1; LEN([.B19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3-4</text:p>
          </table:table-cell>
          <table:table-cell table:formula="of:=IF(LEN([.B20]) &lt; 10; 1; LEN([.B20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5"/>
          <table:table-cell table:style-name="ce5" office:value-type="string">
            <text:p>Taunt 2-7</text:p>
          </table:table-cell>
          <table:table-cell table:style-name="ce15" table:formula="of:=IF(LEN([.B21]) &lt; 10; 1; LEN([.B21]))" office:value-type="float" office:value="1">
            <text:p>1</text:p>
          </table:table-cell>
          <table:table-cell table:style-name="ce1" office:value-type="string">
            <text:p>Taunt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1"/>
        </table:table-row>
        <table:table-row table:style-name="ro2">
          <table:table-cell table:style-name="ce6" office:value-type="string">
            <text:p>Chargers</text:p>
          </table:table-cell>
          <table:table-cell table:style-name="ce6" office:value-type="string">
            <text:p><text:span text:style-name="T1">C</text:span> 2-1</text:p>
          </table:table-cell>
          <table:table-cell table:formula="of:=IF(LEN([.B22]) &lt; 10; 1; LEN([.B22]))" office:value-type="float" office:value="1">
            <text:p>1</text:p>
          </table:table-cell>
          <table:table-cell office:value-type="string">
            <text:p>Char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2-2</text:p>
          </table:table-cell>
          <table:table-cell table:formula="of:=IF(LEN([.B23]) &lt; 10; 1; LEN([.B23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3-2</text:p>
          </table:table-cell>
          <table:table-cell table:formula="of:=IF(LEN([.B24]) &lt; 10; 1; LEN([.B24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Mad nerd</text:p>
          </table:table-cell>
          <table:table-cell table:formula="of:=IF(LEN([.B25]) &lt; 10; 1; LEN([.B25]))" office:value-type="float" office:value="1">
            <text:p>1</text:p>
          </table:table-cell>
          <table:table-cell office:value-type="string">
            <text:p>C+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7"/>
          <table:table-cell table:style-name="ce7" office:value-type="string">
            <text:p>C 5-2</text:p>
          </table:table-cell>
          <table:table-cell table:style-name="ce15" table:formula="of:=IF(LEN([.B26]) &lt; 10; 1; LEN([.B26]))" office:value-type="float" office:value="1">
            <text:p>1</text:p>
          </table:table-cell>
          <table:table-cell table:style-name="ce1" office:value-type="string">
            <text:p>Charge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8" office:value-type="string">
            <text:p>Stealth-units</text:p>
          </table:table-cell>
          <table:table-cell table:style-name="ce8"/>
          <table:table-cell table:formula="of:=IF(LEN([.B27]) &lt; 10; 1; LEN([.B27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 dmg to random target</text:p>
          </table:table-cell>
        </table:table-row>
        <table:table-row table:style-name="ro1">
          <table:table-cell table:style-name="ce8"/>
          <table:table-cell table:style-name="ce8" office:value-type="string">
            <text:p>Ghost</text:p>
          </table:table-cell>
          <table:table-cell table:formula="of:=IF(LEN([.B28]) &lt; 10; 1; LEN([.B28]))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/>
          <table:table-cell table:style-name="ce9" office:value-type="string">
            <text:p>Phantom</text:p>
          </table:table-cell>
          <table:table-cell table:style-name="ce15" table:formula="of:=IF(LEN([.B29]) &lt; 10; 1; LEN([.B2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2" office:value-type="string">
            <text:p>Silencers</text:p>
          </table:table-cell>
          <table:table-cell table:style-name="ce2" office:value-type="string">
            <text:p>Maniac</text:p>
          </table:table-cell>
          <table:table-cell table:formula="of:=IF(LEN([.B30]) &lt; 10; 1; LEN([.B30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lence player target</text:p>
          </table:table-cell>
        </table:table-row>
        <table:table-row table:style-name="ro1">
          <table:table-cell table:style-name="ce3"/>
          <table:table-cell table:style-name="ce3"/>
          <table:table-cell table:style-name="ce15" table:formula="of:=IF(LEN([.B31]) &lt; 10; 1; LEN([.B31]))" office:value-type="float" office:value="1">
            <text:p>1</text:p>
          </table:table-cell>
          <table:table-cell table:style-name="ce1"/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1" office:value-type="string">
            <text:p>Silence player target</text:p>
          </table:table-cell>
        </table:table-row>
        <table:table-row table:style-name="ro1">
          <table:table-cell table:style-name="ce10" office:value-type="string">
            <text:p>Summoners</text:p>
          </table:table-cell>
          <table:table-cell table:style-name="ce10" office:value-type="string">
            <text:p>Cat lady</text:p>
          </table:table-cell>
          <table:table-cell table:formula="of:=IF(LEN([.B32]) &lt; 10; 1; LEN([.B32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ummon 2x1-1</text:p>
          </table:table-cell>
        </table:table-row>
        <table:table-row table:style-name="ro1">
          <table:table-cell table:style-name="ce10"/>
          <table:table-cell table:style-name="ce10" office:value-type="string">
            <text:p>Russian+SB</text:p>
          </table:table-cell>
          <table:table-cell table:formula="of:=IF(LEN([.B33]) &lt; 10; 1; LEN([.B33]))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ummon 1x2-2</text:p>
          </table:table-cell>
        </table:table-row>
        <table:table-row table:style-name="ro2">
          <table:table-cell table:style-name="ce10"/>
          <table:table-cell table:style-name="ce10" office:value-type="string">
            <text:p>Imp master</text:p>
          </table:table-cell>
          <table:table-cell table:formula="of:=IF(LEN([.B34]) &lt; 10; 1; LEN([.B34]))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ke 1 dmg, summon 1x1-1</text:p>
          </table:table-cell>
        </table:table-row>
        <table:table-row table:style-name="ro1">
          <table:table-cell table:style-name="ce11"/>
          <table:table-cell table:style-name="ce11" office:value-type="string">
            <text:p>Party animal</text:p>
          </table:table-cell>
          <table:table-cell table:style-name="ce15" table:formula="of:=IF(LEN([.B35]) &lt; 10; 1; LEN([.B35]))" office:value-type="float" office:value="12">
            <text:p>12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Summon 2x2-2</text:p>
          </table:table-cell>
        </table:table-row>
        <table:table-row table:style-name="ro1">
          <table:table-cell table:style-name="ce12" office:value-type="string">
            <text:p>Spell amplifiers</text:p>
          </table:table-cell>
          <table:table-cell table:style-name="ce12"/>
          <table:table-cell table:formula="of:=IF(LEN([.B36]) &lt; 10; 1; LEN([.B3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+1 spell dmg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7]) &lt; 10; 1; LEN([.B37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+1 spell dmg, pull card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8]) &lt; 10; 1; LEN([.B38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2 spell dmg</text:p>
          </table:table-cell>
        </table:table-row>
        <table:table-row table:style-name="ro1">
          <table:table-cell table:style-name="ce13"/>
          <table:table-cell table:style-name="ce13"/>
          <table:table-cell table:style-name="ce15" table:formula="of:=IF(LEN([.B39]) &lt; 10; 1; LEN([.B39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+4 spell dmg</text:p>
          </table:table-cell>
        </table:table-row>
        <table:table-row table:style-name="ro1">
          <table:table-cell office:value-type="string">
            <text:p>Damage providers</text:p>
          </table:table-cell>
          <table:table-cell office:value-type="string">
            <text:p>Singer</text:p>
          </table:table-cell>
          <table:table-cell table:formula="of:=IF(LEN([.B40]) &lt; 10; 1; LEN([.B4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1 aura</text:p>
          </table:table-cell>
        </table:table-row>
        <table:table-row table:style-name="ro1">
          <table:table-cell/>
          <table:table-cell office:value-type="string">
            <text:p>Drummer</text:p>
          </table:table-cell>
          <table:table-cell table:formula="of:=IF(LEN([.B41]) &lt; 10; 1; LEN([.B41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aura</text:p>
          </table:table-cell>
        </table:table-row>
        <table:table-row table:style-name="ro2">
          <table:table-cell table:style-name="ce1"/>
          <table:table-cell table:style-name="ce1" office:value-type="string">
            <text:p>TopManager</text:p>
          </table:table-cell>
          <table:table-cell table:style-name="ce15" table:formula="of:=IF(LEN([.B42]) &lt; 10; 1; LEN([.B42]))" office:value-type="float" office:value="10">
            <text:p>10</text:p>
          </table:table-cell>
          <table:table-cell table:style-name="ce1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Taunt, +1 aura</text:p>
          </table:table-cell>
        </table:table-row>
        <table:table-row table:style-name="ro1">
          <table:table-cell office:value-type="string">
            <text:p>Health providers </text:p>
          </table:table-cell>
          <table:table-cell office:value-type="string">
            <text:p>+1 H Aura</text:p>
          </table:table-cell>
          <table:table-cell table:formula="of:=IF(LEN([.B43]) &lt; 10; 1; LEN([.B43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1 h aura</text:p>
          </table:table-cell>
        </table:table-row>
        <table:table-row table:style-name="ro1">
          <table:table-cell table:style-name="ce1"/>
          <table:table-cell table:style-name="ce1" office:value-type="string">
            <text:p>Med PhD</text:p>
          </table:table-cell>
          <table:table-cell table:style-name="ce15" table:formula="of:=IF(LEN([.B44]) &lt; 10; 1; LEN([.B44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heal all +2, +1 h aura</text:p>
          </table:table-cell>
        </table:table-row>
        <table:table-row table:style-name="ro2">
          <table:table-cell office:value-type="string">
            <text:p>Healers</text:p>
          </table:table-cell>
          <table:table-cell office:value-type="string">
            <text:p>Volonteer</text:p>
          </table:table-cell>
          <table:table-cell table:formula="of:=IF(LEN([.B45]) &lt; 10; 1; LEN([.B45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 target + 2</text:p>
          </table:table-cell>
        </table:table-row>
        <table:table-row table:style-name="ro2">
          <table:table-cell/>
          <table:table-cell office:value-type="string">
            <text:p>RCActivist</text:p>
          </table:table-cell>
          <table:table-cell table:formula="of:=IF(LEN([.B46]) &lt; 10; 1; LEN([.B46])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, +1 health at the end </text:p>
          </table:table-cell>
        </table:table-row>
        <table:table-row table:style-name="ro1">
          <table:table-cell table:style-name="ce1"/>
          <table:table-cell table:style-name="ce1" office:value-type="string">
            <text:p>Field Doc</text:p>
          </table:table-cell>
          <table:table-cell table:style-name="ce15" table:formula="of:=IF(LEN([.B47]) &lt; 10; 1; LEN([.B47]))" office:value-type="float" office:value="1">
            <text:p>1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1" office:value-type="string">
            <text:p>Charge, heal all + 2</text:p>
          </table:table-cell>
        </table:table-row>
        <table:table-row table:style-name="ro1">
          <table:table-cell office:value-type="string">
            <text:p>Random damagers</text:p>
          </table:table-cell>
          <table:table-cell/>
          <table:table-cell table:formula="of:=IF(LEN([.B48]) &lt; 10; 1; LEN([.B48]))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 dmg to random targets on spawn</text:p>
          </table:table-cell>
        </table:table-row>
        <table:table-row table:style-name="ro1">
          <table:table-cell table:style-name="ce1"/>
          <table:table-cell table:style-name="ce1"/>
          <table:table-cell table:style-name="ce15" table:formula="of:=IF(LEN([.B49]) &lt; 10; 1; LEN([.B4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Deal 1 damage to random enemy, when ally spawns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8/25/2014</text:date>, <text:time>15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4-08-24T18:17:05.02</meta:creation-date>
    <meta:generator>OpenOffice/4.0.1$Win32 OpenOffice.org_project/401m5$Build-9714</meta:generator>
    <dc:date>2014-08-25T15:05:25.73</dc:date>
    <dc:creator>A B</dc:creator>
    <meta:editing-duration>PT9H15M38S</meta:editing-duration>
    <meta:editing-cycles>7</meta:editing-cycles>
    <meta:document-statistic meta:table-count="3" meta:cell-count="280" meta:object-count="0"/>
  </office:meta>
</office:document-meta>
</file>